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
      <style:paragraph-properties fo:margin-top="0in" fo:margin-bottom="0in" loext:contextual-spacing="false"/>
    </style:style>
    <style:style style:name="P14" style:family="paragraph" style:parent-style-name="Text_20_body" style:list-style-name="L2">
      <style:paragraph-properties fo:margin-top="0in" fo:margin-bottom="0in" loext:contextual-spacing="false"/>
    </style:style>
    <style:style style:name="P15" style:family="paragraph" style:parent-style-name="Text_20_body" style:list-style-name="L3">
      <style:paragraph-properties fo:margin-top="0in" fo:margin-bottom="0in" loext:contextual-spacing="false"/>
    </style:style>
    <style:style style:name="P16" style:family="paragraph" style:parent-style-name="Text_20_body" style:list-style-name="L4">
      <style:paragraph-properties fo:margin-top="0in" fo:margin-bottom="0in" loext:contextual-spacing="false"/>
    </style:style>
    <style:style style:name="P17" style:family="paragraph" style:parent-style-name="Text_20_body" style:list-style-name="L5">
      <style:paragraph-properties fo:margin-top="0in" fo:margin-bottom="0in" loext:contextual-spacing="false"/>
    </style:style>
    <style:style style:name="P18" style:family="paragraph" style:parent-style-name="Text_20_body" style:list-style-name="L6">
      <style:paragraph-properties fo:margin-top="0in" fo:margin-bottom="0in" loext:contextual-spacing="false"/>
    </style:style>
    <style:style style:name="P19" style:family="paragraph" style:parent-style-name="Text_20_body" style:list-style-name="L7">
      <style:paragraph-properties fo:margin-top="0in" fo:margin-bottom="0in" loext:contextual-spacing="false"/>
    </style:style>
    <style:style style:name="P20" style:family="paragraph" style:parent-style-name="Text_20_body" style:list-style-name="L8">
      <style:paragraph-properties fo:margin-top="0in" fo:margin-bottom="0in" loext:contextual-spacing="false"/>
    </style:style>
    <style:style style:name="P21" style:family="paragraph" style:parent-style-name="Text_20_body" style:list-style-name="L9">
      <style:paragraph-properties fo:margin-top="0in" fo:margin-bottom="0in" loext:contextual-spacing="false"/>
    </style:style>
    <style:style style:name="P22" style:family="paragraph" style:parent-style-name="Text_20_body" style:list-style-name="L10">
      <style:paragraph-properties fo:margin-top="0in" fo:margin-bottom="0in" loext:contextual-spacing="false"/>
    </style:style>
    <style:style style:name="P23" style:family="paragraph" style:parent-style-name="Text_20_body" style:list-style-name="L11">
      <style:paragraph-properties fo:margin-top="0in" fo:margin-bottom="0in" loext:contextual-spacing="false"/>
    </style:style>
    <style:style style:name="P24" style:family="paragraph" style:parent-style-name="Text_20_body" style:list-style-name="L12">
      <style:paragraph-properties fo:margin-top="0in" fo:margin-bottom="0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Sprint Board:</text:span></text:p>
      <text:p text:style-name="Text_20_body"><text:span text:style-name="Strong_20_Emphasis">Sprint 1: Set Up Project and Explore OCR (2 weeks)</text:span></text:p>
      <text:p text:style-name="Text_20_body"><text:span text:style-name="Emphasis">User Story 1: Project Setup (2 points)</text:span></text:p>
      <text:list xml:id="list460933975" text:style-name="L1">
        <text:list-item>
          <text:p text:style-name="P13">Task 1: Create a new Python project.</text:p>
        </text:list-item>
        <text:list-item>
          <text:p text:style-name="P13">Task 2: Install required libraries (pytesseract, OpenCV).</text:p>
        </text:list-item>
        <text:list-item>
          <text:p text:style-name="P1">Task 3: Set up a version control system (e.g., Git).</text:p>
        </text:list-item>
      </text:list>
      <text:p text:style-name="Text_20_body"><text:span text:style-name="Emphasis">User Story 2: Explore OCR Techniques (3 points)</text:span></text:p>
      <text:list xml:id="list3095041526" text:style-name="L2">
        <text:list-item>
          <text:p text:style-name="P14">Task 1: Experiment with pytesseract for text extraction from images.</text:p>
        </text:list-item>
        <text:list-item>
          <text:p text:style-name="P14">Task 2: Test OCR on handwritten notes and quote pictures.</text:p>
        </text:list-item>
        <text:list-item>
          <text:p text:style-name="P2">Task 3: Resolve import errors and ensure pytesseract is working.</text:p>
        </text:list-item>
      </text:list>
      <text:p text:style-name="Text_20_body"><text:span text:style-name="Strong_20_Emphasis">Sprint 2: Prepare Handwriting Dataset (2 weeks)</text:span></text:p>
      <text:p text:style-name="Text_20_body"><text:span text:style-name="Emphasis">User Story 3: Collect Handwriting Data (5 points)</text:span></text:p>
      <text:list xml:id="list1065352113" text:style-name="L3">
        <text:list-item>
          <text:p text:style-name="P15">Task 1: Handwrite alphabet letters (lowercase and uppercase) and save as images.</text:p>
        </text:list-item>
        <text:list-item>
          <text:p text:style-name="P3">Task 2: Handwrite words and phrases and save as images.</text:p>
        </text:list-item>
      </text:list>
      <text:p text:style-name="Text_20_body"><text:span text:style-name="Emphasis">User Story 4: Label Handwriting Data (3 points)</text:span></text:p>
      <text:list xml:id="list4283368388" text:style-name="L4">
        <text:list-item>
          <text:p text:style-name="P16">Task 1: Install and configure LabelImg.</text:p>
        </text:list-item>
        <text:list-item>
          <text:p text:style-name="P16">Task 2: Label the images with bounding boxes for text regions.</text:p>
        </text:list-item>
        <text:list-item>
          <text:p text:style-name="P4">Task 3: Convert annotations to Tesseract-compatible ".box" format.</text:p>
        </text:list-item>
      </text:list>
      <text:p text:style-name="Text_20_body"><text:span text:style-name="Strong_20_Emphasis">Sprint 3: Train Custom Tesseract Model (3 weeks)</text:span></text:p>
      <text:p text:style-name="Text_20_body"><text:span text:style-name="Emphasis">User Story 5: Train Tesseract Model (8 points)</text:span></text:p>
      <text:list xml:id="list3446407886" text:style-name="L5">
        <text:list-item>
          <text:p text:style-name="P17">Task 1: Set up Tesseract training environment.</text:p>
        </text:list-item>
        <text:list-item>
          <text:p text:style-name="P17">Task 2: Create a training text file with ground truth text.</text:p>
        </text:list-item>
        <text:list-item>
          <text:p text:style-name="P17">Task 3: Generate character prototypes using <text:span text:style-name="Source_20_Text">cntraining</text:span>.</text:p>
        </text:list-item>
        <text:list-item>
          <text:p text:style-name="P17">Task 4: Combine data and create a traineddata file using <text:span text:style-name="Source_20_Text">combine_tessdata</text:span>.</text:p>
        </text:list-item>
        <text:list-item>
          <text:p text:style-name="P5">Task 5: Validate the trained model with sample images.</text:p>
        </text:list-item>
      </text:list>
      <text:p text:style-name="Text_20_body"><text:span text:style-name="Emphasis">User Story 6: Load Custom Model in Project (2 points)</text:span></text:p>
      <text:list xml:id="list4231075991" text:style-name="L6">
        <text:list-item>
          <text:p text:style-name="P18">Task 1: Load the custom trained Tesseract model in your Python code.</text:p>
        </text:list-item>
        <text:list-item>
          <text:p text:style-name="P6">Task 2: Perform handwriting recognition on sample images.</text:p>
        </text:list-item>
      </text:list>
      <text:p text:style-name="Text_20_body"><text:span text:style-name="Strong_20_Emphasis">Sprint 4: Integration and Post-Processing (1 week)</text:span></text:p>
      <text:p text:style-name="Text_20_body"><text:span text:style-name="Emphasis">User Story 7: Integrate OCR into Project (5 points)</text:span></text:p>
      <text:list xml:id="list1881391657" text:style-name="L7">
        <text:list-item>
          <text:p text:style-name="P19">Task 1: Integrate handwriting recognition into your project code.</text:p>
        </text:list-item>
        <text:list-item>
          <text:p text:style-name="P7">Task 2: Test recognition on real-world handwritten data.</text:p>
        </text:list-item>
      </text:list>
      <text:p text:style-name="Text_20_body"><text:span text:style-name="Emphasis">User Story 8: Post-Processing and Error Handling (2 points)</text:span></text:p>
      <text:list xml:id="list3713996607" text:style-name="L8">
        <text:list-item>
          <text:p text:style-name="P20"><text:soft-page-break/>Task 1: Implement post-processing techniques to improve accuracy.</text:p>
        </text:list-item>
        <text:list-item>
          <text:p text:style-name="P8">Task 2: Handle errors gracefully in your project code.</text:p>
        </text:list-item>
      </text:list>
      <text:p text:style-name="Text_20_body"><text:span text:style-name="Strong_20_Emphasis">Sprint 5: Documentation and Deployment (1 week)</text:span></text:p>
      <text:p text:style-name="Text_20_body"><text:span text:style-name="Emphasis">User Story 9: Documentation and Deployment (3 points)</text:span></text:p>
      <text:list xml:id="list2560310159" text:style-name="L9">
        <text:list-item>
          <text:p text:style-name="P21">Task 1: Write documentation for your project, including setup instructions.</text:p>
        </text:list-item>
        <text:list-item>
          <text:p text:style-name="P21">Task 2: Deploy your project to a production or testing environment.</text:p>
        </text:list-item>
        <text:list-item>
          <text:p text:style-name="P9">Task 3: Final testing and validation.</text:p>
        </text:list-item>
      </text:list>
      <text:p text:style-name="Text_20_body"><text:span text:style-name="Strong_20_Emphasis">Sprint 6: Project Review and Optimization (1 week)</text:span></text:p>
      <text:p text:style-name="Text_20_body"><text:span text:style-name="Emphasis">User Story 10: Review and Optimization (3 points)</text:span></text:p>
      <text:list xml:id="list4211253778" text:style-name="L10">
        <text:list-item>
          <text:p text:style-name="P22">Task 1: Review the project, identify areas for optimization.</text:p>
        </text:list-item>
        <text:list-item>
          <text:p text:style-name="P22">Task 2: Optimize code and performance.</text:p>
        </text:list-item>
        <text:list-item>
          <text:p text:style-name="P10">Task 3: Conduct user testing and gather feedback for improvements.</text:p>
        </text:list-item>
      </text:list>
      <text:p text:style-name="Text_20_body"><text:span text:style-name="Strong_20_Emphasis">Sprint 7: Final Testing and User Acceptance (1 week)</text:span></text:p>
      <text:p text:style-name="Text_20_body"><text:span text:style-name="Emphasis">User Story 11: Final Testing and User Acceptance (2 points)</text:span></text:p>
      <text:list xml:id="list3896732747" text:style-name="L11">
        <text:list-item>
          <text:p text:style-name="P23">Task 1: Conduct comprehensive testing on the project.</text:p>
        </text:list-item>
        <text:list-item>
          <text:p text:style-name="P11">Task 2: Gather user feedback and ensure user acceptance.</text:p>
        </text:list-item>
      </text:list>
      <text:p text:style-name="Text_20_body"><text:span text:style-name="Strong_20_Emphasis">Sprint 8: Project Completion (1 week)</text:span></text:p>
      <text:p text:style-name="Text_20_body"><text:span text:style-name="Emphasis">User Story 12: Project Completion (1 point)</text:span></text:p>
      <text:list xml:id="list2477193081" text:style-name="L12">
        <text:list-item>
          <text:p text:style-name="P24">Task 1: Prepare project for final submission.</text:p>
        </text:list-item>
        <text:list-item>
          <text:p text:style-name="P12">Task 2: Wrap up any remaining tasks and documentation.</text:p>
        </text:list-item>
      </text:list>
      <text:p text:style-name="Text_20_body">This sprint board outlines the tasks required to complete your project, and each task is assigned points to help estimate effort. You can adjust the sprint duration and priorities based on your specific timeline and project requirements.</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03T19:30:33.952292030</meta:creation-date>
    <dc:date>2023-09-03T19:31:36.173172318</dc:date>
    <meta:editing-duration>PT1M2S</meta:editing-duration>
    <meta:editing-cycles>1</meta:editing-cycles>
    <meta:document-statistic meta:table-count="0" meta:image-count="0" meta:object-count="0" meta:page-count="2" meta:paragraph-count="54" meta:word-count="518" meta:character-count="3097" meta:non-whitespace-character-count="2665"/>
    <meta:generator>LibreOffice/6.4.7.2$Linux_X86_64 LibreOffice_project/40$Build-2</meta:generator>
  </office:meta>
</office:document-meta>
</file>